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color="#ff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Heading_20_2">
      <style:text-properties fo:color="#ff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Heading_20_2">
      <style:text-properties fo:color="#ff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Heading_20_3">
      <style:text-properties fo:color="#ff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fo:font-style="normal" style:text-underline-style="none" fo:font-weight="normal" officeooo:rsid="001785ad" officeooo:paragraph-rsid="001785a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fo:font-style="normal" style:text-underline-style="none" fo:font-weight="normal" officeooo:rsid="001b94a1" officeooo:paragraph-rsid="001b94a1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loext:opacity="100%" fo:font-style="normal" style:text-underline-style="none" fo:font-weight="normal" officeooo:rsid="0019776d" officeooo:paragraph-rsid="0019776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f73c7" officeooo:paragraph-rsid="001f73c7"/>
    </style:style>
    <style:style style:name="P10" style:family="paragraph" style:parent-style-name="Standard">
      <style:text-properties fo:color="#eeeeee" loext:opacity="100%" fo:font-style="normal" style:text-underline-style="none" fo:font-weight="normal" officeooo:rsid="0019776d" officeooo:paragraph-rsid="0019776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fo:font-style="normal" style:text-underline-style="none" fo:font-weight="normal" officeooo:rsid="0018cdeb" officeooo:paragraph-rsid="0018cde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fo:font-style="normal" style:text-underline-style="none" fo:font-weight="normal" officeooo:rsid="0024317a" officeooo:paragraph-rsid="0024317a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text-properties fo:color="#000000" loext:opacity="100%" fo:font-style="normal" style:text-underline-style="none" fo:font-weight="normal" officeooo:rsid="00153f9b" officeooo:paragraph-rsid="00153f9b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loext:opacity="100%" fo:font-style="normal" style:text-underline-style="none" fo:font-weight="normal" officeooo:rsid="0018cdeb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fo:font-style="normal" style:text-underline-style="none" fo:font-weight="normal" officeooo:rsid="001cf937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fo:font-style="normal" style:text-underline-style="none" fo:font-weight="normal" officeooo:rsid="001e7a0e" style:font-style-asian="normal" style:font-weight-asian="normal" style:font-style-complex="normal" style:font-weight-complex="normal"/>
    </style:style>
    <style:style style:name="T5" style:family="text">
      <style:text-properties officeooo:rsid="0018cd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zione Web App di Cattura Pok<text:span text:style-name="T5">e</text:span>mon</text:h>
      <text:h text:style-name="P3" text:outline-level="2">Introduzione</text:h>
      <text:p text:style-name="Text_20_body"><text:span text:style-name="T1">La </text:span><text:span text:style-name="T3">nostra </text:span><text:span text:style-name="T1">web app di cattura P</text:span><text:span text:style-name="T2">oke</text:span><text:span text:style-name="T1">mon è un progetto che utilizza tecnologie web moderne per creare un’esperienza interattiva. Il progetto si basa sull’uso di </text:span><text:span text:style-name="Strong_20_Emphasis"><text:span text:style-name="T1">P</text:span></text:span><text:span text:style-name="Strong_20_Emphasis"><text:span text:style-name="T2">oke</text:span></text:span><text:span text:style-name="Strong_20_Emphasis"><text:span text:style-name="T1">API</text:span></text:span><text:span text:style-name="T1"> per ottenere dati relativi ai Pok</text:span><text:span text:style-name="T2">e</text:span><text:span text:style-name="T1">mon e su un repository </text:span><text:span text:style-name="Strong_20_Emphasis"><text:span text:style-name="T1">GitHub</text:span></text:span><text:span text:style-name="T1"> per accedere a GIF animate. <text:s/>L’app è suddivisa in tre schermate principali: la schermata iniziale, la Pok</text:span><text:span text:style-name="T2">e</text:span><text:span text:style-name="T1">dex e la schermata di visualizzazione dettagliata.</text:span></text:p>
      <text:h text:style-name="P2" text:outline-level="2">Struttura dell’App</text:h>
      <text:h text:style-name="P4" text:outline-level="3">Schermata Principale</text:h>
      <text:p text:style-name="Text_20_body"><text:span text:style-name="T1">Nella schermata principale, i Pok</text:span><text:span text:style-name="T2">e</text:span><text:span text:style-name="T1">mon appaiono e scompaiono in modo casuale grazie a funzioni </text:span><text:span text:style-name="Strong_20_Emphasis"><text:span text:style-name="T1">random</text:span></text:span><text:span text:style-name="T1"> e </text:span><text:span text:style-name="Strong_20_Emphasis"><text:span text:style-name="T1">loop</text:span></text:span><text:span text:style-name="T1">.</text:span></text:p>
      <text:p text:style-name="P7">Le tecnologie utilizzate includono JavaScript per la generazione casuale e la gestione del ciclo di apparizione e CSS per l'animazione e il posizionamento.</text:p>
      <text:p text:style-name="Text_20_body"><text:span text:style-name="T1">Le funzioni implementate comprendono il fetch di dati da </text:span><text:span text:style-name="Strong_20_Emphasis"><text:span text:style-name="T1">Pok</text:span></text:span><text:span text:style-name="Strong_20_Emphasis"><text:span text:style-name="T2">e</text:span></text:span><text:span text:style-name="Strong_20_Emphasis"><text:span text:style-name="T1">API</text:span></text:span><text:span text:style-name="T1"> e la visualizzazione delle GIF tramite URL ottenuti dal repository </text:span><text:span text:style-name="Strong_20_Emphasis"><text:span text:style-name="T1">GitHub</text:span></text:span><text:span text:style-name="T1">.</text:span></text:p>
      <text:h text:style-name="P4" text:outline-level="3">Pok<text:span text:style-name="T5">e</text:span>dex</text:h>
      <text:p text:style-name="Text_20_body"><text:span text:style-name="T1">La Pok</text:span><text:span text:style-name="T2">e</text:span><text:span text:style-name="T1">dex memorizza e visualizza i Pok</text:span><text:span text:style-name="T2">e</text:span><text:span text:style-name="T1">mon catturati utilizzando il </text:span><text:span text:style-name="Strong_20_Emphasis"><text:span text:style-name="T1">localStorage</text:span></text:span><text:span text:style-name="T1"> del browser.</text:span></text:p>
      <text:p text:style-name="Text_20_body"><text:span text:style-name="T1">La schermata include la visualizzazione di una lista di Pok</text:span><text:span text:style-name="T2">e</text:span><text:span text:style-name="T1">mon salvati e un </text:span><text:span text:style-name="Strong_20_Emphasis"><text:span text:style-name="T1">tasto ClearPokedex</text:span></text:span><text:span text:style-name="T1"> che permette di cancellare tutti i Pok</text:span><text:span text:style-name="T2">e</text:span><text:span text:style-name="T1">mon salvati dal localStorage.</text:span></text:p>
      <text:p text:style-name="P7">Le tecnologie utilizzate sono il LocalStorage per la persistenza dei dati e JavaScript per gestire l’aggiunta e la rimozione di elementi.</text:p>
      <text:h text:style-name="P4" text:outline-level="3">Schermata di Visualizzazione Dettagliata</text:h>
      <text:p text:style-name="P7">Questa schermata fornisce informazioni approfondite sul Pok<text:span text:style-name="T5">e</text:span>mon selezionato.</text:p>
      <text:p text:style-name="P7">I dati visualizzati includono il tipo del Pok<text:span text:style-name="T5">e</text:span>mon, le statistiche base e le combat stats (statistiche relative alle battaglie).</text:p>
      <text:p text:style-name="Text_20_body"><text:span text:style-name="T1">La funzionalità principale è il </text:span><text:span text:style-name="Strong_20_Emphasis"><text:span text:style-name="T1">tasto Remove Pok</text:span></text:span><text:span text:style-name="Strong_20_Emphasis"><text:span text:style-name="T2">e</text:span></text:span><text:span text:style-name="Strong_20_Emphasis"><text:span text:style-name="T1">mon</text:span></text:span><text:span text:style-name="T1">, che consente di eliminare un Pok</text:span><text:span text:style-name="T2">e</text:span><text:span text:style-name="T1">mon specifico dalla Pok</text:span><text:span text:style-name="T2">e</text:span><text:span text:style-name="T1">dex.</text:span></text:p>
      <text:p text:style-name="P7">Le tecnologie utilizzate comprendono JavaScript per la manipolazione dei dati e CSS per il layout.</text:p>
      <text:h text:style-name="P3" text:outline-level="2">Risorse e Documentazione Utilizzate</text:h>
      <text:p text:style-name="P9"><text:span text:style-name="T4">P</text:span><text:span text:style-name="T1">okeApi: https://pokeapi.co/</text:span></text:p>
      <text:p text:style-name="Text_20_body"><text:span text:style-name="Strong_20_Emphasis"><text:span text:style-name="T1">GitHub Repository per le GIF</text:span></text:span><text:span text:style-name="T1">: https://github.com/tdmalone/pokecss-media/tree/master</text:span></text:p>
      <text:p text:style-name="Text_20_body"><text:span text:style-name="Strong_20_Emphasis"><text:span text:style-name="T1">Documentazione CSS e JavaScript</text:span></text:span><text:span text:style-name="T1">:</text:span></text:p>
      <text:list text:style-name="L1">
        <text:list-item>
          <text:p text:style-name="P13">https://www.w3schools.com/</text:p>
        </text:list-item>
        <text:list-item>
          <text:p text:style-name="P13">https://developer.mozilla.org/en-US/docs/Web/CSS</text:p>
        </text:list-item>
        <text:list-item>
          <text:p text:style-name="P14">https://codepen.io/</text:p>
        </text:list-item>
        <text:list-item>
          <text:p text:style-name="P14"><text:soft-page-break/>https://css-tricks.com/snippets/css/a-guide-to-flexbox/</text:p>
        </text:list-item>
      </text:list>
      <text:p text:style-name="P5">Menzioni d’onore:</text:p>
      <text:p text:style-name="P5">Discord</text:p>
      <text:p text:style-name="P6">Whatsapp</text:p>
      <text:p text:style-name="P11">Visual Studio Code</text:p>
      <text:p text:style-name="P12">app vercel:https://progetto-pokemon.vercel.app/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tab/><text:tab/><text:tab/><text:tab/><text:tab/><text:tab/><text:tab/><text:tab/><text:tab/><text:tab/><text:tab/><text:tab/>Elis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it" fo:country="IT" style:letter-kerning="false" style:font-name-asian="Aptos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it" fo:country="IT" style:letter-kerning="false" style:font-name-asian="Aptos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o salogni</meta:initial-creator>
    <meta:editing-cycles>16</meta:editing-cycles>
    <meta:creation-date>2024-12-01T17:04:00</meta:creation-date>
    <dc:date>2024-12-01T22:03:35.159000000</dc:date>
    <meta:editing-duration>PT2H26M4S</meta:editing-duration>
    <meta:generator>LibreOffice/7.4.6.2$Windows_X86_64 LibreOffice_project/5b1f5509c2decdade7fda905e3e1429a67acd63d</meta:generator>
    <meta:document-statistic meta:table-count="0" meta:image-count="0" meta:object-count="0" meta:page-count="3" meta:paragraph-count="31" meta:word-count="289" meta:character-count="2180" meta:non-whitespace-character-count="1913"/>
    <meta:user-defined meta:name="AppVersion">16.0000</meta:user-defined>
    <meta:template xlink:type="simple" xlink:actuate="onRequest" xlink:title="Normal.dotm" xlink:href=""/>
  </office:meta>
</office:document-meta>
</file>